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6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formula="of:=[.G16]-[.H16]" office:value-type="time" office:time-value="PT00H16M50S" calcext:value-type="time">
            <text:p>00:16:50</text:p>
          </table:table-cell>
          <table:table-cell office:value-type="time" office:time-value="PT00H00M00S" calcext:value-type="time">
            <text:p>00:00:00</text:p>
          </table:table-cell>
          <table:table-cell table:formula="of:=([.D16]/([.D16]+[.E16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3M10S" calcext:value-type="time">
            <text:p>00:13:10</text:p>
          </table:table-cell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23M00S" calcext:value-type="time">
            <text:p>00:23:00</text:p>
          </table:table-cell>
          <table:table-cell table:formula="of:=[.G17]-[.H17]" office:value-type="time" office:time-value="PT00H21M37S" calcext:value-type="time">
            <text:p>00:21:37</text:p>
          </table:table-cell>
          <table:table-cell office:value-type="time" office:time-value="PT00H00M00S" calcext:value-type="time">
            <text:p>00:00:00</text:p>
          </table:table-cell>
          <table:table-cell table:formula="of:=([.D17]/([.D17]+[.E17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08M23S" calcext:value-type="time">
            <text:p>00:08:23</text:p>
          </table:table-cell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45M00S" calcext:value-type="time">
            <text:p>00:45:00</text:p>
          </table:table-cell>
          <table:table-cell table:formula="of:=[.G18]-[.H18]" office:value-type="time" office:time-value="PT00H10M14S" calcext:value-type="time">
            <text:p>00:10:14</text:p>
          </table:table-cell>
          <table:table-cell office:value-type="time" office:time-value="PT00H00M00S" calcext:value-type="time">
            <text:p>00:00:00</text:p>
          </table:table-cell>
          <table:table-cell table:formula="of:=([.D18]/([.D18]+[.E18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9M46S" calcext:value-type="time">
            <text:p>00:19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9]-[.H19]" office:value-type="time" office:time-value="PT00H16M37S" calcext:value-type="time">
            <text:p>00:16:37</text:p>
          </table:table-cell>
          <table:table-cell office:value-type="time" office:time-value="PT00H00M00S" calcext:value-type="time">
            <text:p>00:00:00</text:p>
          </table:table-cell>
          <table:table-cell table:formula="of:=([.D19]/([.D19]+[.E19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3M23S" calcext:value-type="time">
            <text:p>00:03:23</text:p>
          </table:table-cell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1]-[.H21]" office:value-type="time" office:time-value="PT00H06M13S" calcext:value-type="time">
            <text:p>00:06:13</text:p>
          </table:table-cell>
          <table:table-cell office:value-type="time" office:time-value="PT00H00M00S" calcext:value-type="time">
            <text:p>00:00:00</text:p>
          </table:table-cell>
          <table:table-cell table:formula="of:=([.D21]/([.D21]+[.E21]))" office:value-type="percentage" office:value="1" calcext:value-type="percentage">
            <text:p>100,00 %</text:p>
          </table:table-cell>
          <table:table-cell/>
          <table:table-cell office:value-type="time" office:time-value="PT00H03M47S" calcext:value-type="time">
            <text:p>00:03:47</text:p>
          </table:table-cell>
        </table:table-row>
        <table:table-row table:style-name="ro2">
          <table:table-cell office:value-type="string" calcext:value-type="string">
            <text:p>preparations des pages initiales sans resultat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formula="of:=[.C22]-[.H22]" office:value-type="time" office:time-value="PT00H05M22S" calcext:value-type="time">
            <text:p>00:05:22</text:p>
          </table:table-cell>
          <table:table-cell office:value-type="time" office:time-value="PT00H00M00S" calcext:value-type="time">
            <text:p>00:00:00</text:p>
          </table:table-cell>
          <table:table-cell table:formula="of:=([.D22]/([.D22]+[.E22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4M38S" calcext:value-type="time">
            <text:p>00:04:38</text:p>
          </table:table-cell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3]-[.H23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D23]/([.D23]+[.E23]))" office:value-type="percentage" office:value="1" calcext:value-type="percentage">
            <text:p>100,00 %</text:p>
          </table:table-cell>
          <table:table-cell/>
          <table:table-cell office:value-type="time" office:time-value="PT00H01M25S" calcext:value-type="time">
            <text:p>00:01:25</text:p>
          </table:table-cell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4]-[.H24]" office:value-type="time" office:time-value="PT00H00M47S" calcext:value-type="time">
            <text:p>00:00:47</text:p>
          </table:table-cell>
          <table:table-cell office:value-type="time" office:time-value="PT00H00M00S" calcext:value-type="time">
            <text:p>00:00:00</text:p>
          </table:table-cell>
          <table:table-cell table:formula="of:=([.D24]/([.D24]+[.E24]))" office:value-type="percentage" office:value="1" calcext:value-type="percentage">
            <text:p>100,00 %</text:p>
          </table:table-cell>
          <table:table-cell/>
          <table:table-cell office:value-type="time" office:time-value="PT00H02M13S" calcext:value-type="time">
            <text:p>00:02:13</text:p>
          </table:table-cell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formula="of:=[.C25]-[.H25]" office:value-type="time" office:time-value="PT00H01M47S" calcext:value-type="time">
            <text:p>00:01:47</text:p>
          </table:table-cell>
          <table:table-cell office:value-type="time" office:time-value="PT00H00M00S" calcext:value-type="time">
            <text:p>00:00:00</text:p>
          </table:table-cell>
          <table:table-cell table:formula="of:=([.D25]/([.D25]+[.E25]))" office:value-type="percentage" office:value="1" calcext:value-type="percentage">
            <text:p>100,00 %</text:p>
          </table:table-cell>
          <table:table-cell/>
          <table:table-cell office:value-type="time" office:time-value="PT00H01M13S" calcext:value-type="time">
            <text:p>00:01:13</text:p>
          </table:table-cell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ce3" office:value-type="time" office:time-value="PT00H03M00S" calcext:value-type="time">
            <text:p>00:03:00</text:p>
          </table:table-cell>
          <table:table-cell table:formula="of:=[.C26]-[.D26]" office:value-type="time" office:time-value="PT00H00M00S" calcext:value-type="time">
            <text:p>00:00:00</text:p>
          </table:table-cell>
          <table:table-cell table:formula="of:=([.D26]/([.D26]+[.E26]))" office:value-type="percentage" office:value="1" calcext:value-type="percentage">
            <text:p>100,00 %</text:p>
          </table:table-cell>
          <table:table-cell/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style-name="ce3" table:formula="of:=[.C27]-[.H27]" office:value-type="time" office:time-value="PT00H02M38S" calcext:value-type="time">
            <text:p>00:02:38</text:p>
          </table:table-cell>
          <table:table-cell office:value-type="time" office:time-value="PT00H00M00S" calcext:value-type="time">
            <text:p>00:00:00</text:p>
          </table:table-cell>
          <table:table-cell table:formula="of:=([.D27]/([.D27]+[.E27]))" office:value-type="percentage" office:value="1" calcext:value-type="percentage">
            <text:p>100,00 %</text:p>
          </table:table-cell>
          <table:table-cell/>
          <table:table-cell office:value-type="time" office:time-value="PT00H07M22S" calcext:value-type="time">
            <text:p>00:07:22</text:p>
          </table:table-cell>
        </table:table-row>
        <table:table-row table:style-name="ro2">
          <table:table-cell office:value-type="string" calcext:value-type="string">
            <text:p>Test des affichages fonctionnelles</text:p>
          </table:table-cell>
          <table:table-cell office:value-type="string" calcext:value-type="string">
            <text:p>jsp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28]-[.H28]" office:value-type="time" office:time-value="PT00H56M23S" calcext:value-type="time">
            <text:p>00:56:23</text:p>
          </table:table-cell>
          <table:table-cell table:formula="of:=[.C28]-[.D28]" office:value-type="time" office:time-value="-PT00H26M23S" calcext:value-type="time">
            <text:p>23:33:37</text:p>
          </table:table-cell>
          <table:table-cell table:formula="of:=([.D28]/([.D28]+[.E28]))" office:value-type="percentage" office:value="1.87944444444444" calcext:value-type="percentage">
            <text:p>187,94 %</text:p>
          </table:table-cell>
          <table:table-cell table:style-name="ce3" office:value-type="time" office:time-value="PT01H00M00S" calcext:value-type="time">
            <text:p>01:00:00</text:p>
          </table:table-cell>
          <table:table-cell office:value-type="time" office:time-value="PT00H03M37S" calcext:value-type="time">
            <text:p>00:03:37</text:p>
          </table:table-cell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4]-[.D34]" office:value-type="time" office:time-value="PT00H03M00S" calcext:value-type="time">
            <text:p>00:03:00</text:p>
          </table:table-cell>
          <table:table-cell table:formula="of:=([.D34]/([.D34]+[.E34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5]-[.D35]" office:value-type="time" office:time-value="PT00H03M00S" calcext:value-type="time">
            <text:p>00:03:00</text:p>
          </table:table-cell>
          <table:table-cell table:formula="of:=([.D35]/([.D35]+[.E35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8"/>
        </table:table-row>
        <table:table-row table:style-name="ro2">
          <table:table-cell table:number-columns-repeated="2"/>
          <table:table-cell table:formula="of:=SUM([.C3:.C35])" office:value-type="time" office:time-value="PT05H01M00S" calcext:value-type="time">
            <text:p>05:01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5:52:31.598000000</dc:date>
    <meta:editing-duration>PT7H45M21S</meta:editing-duration>
    <meta:editing-cycles>37</meta:editing-cycles>
    <meta:generator>LibreOffice/7.2.4.1$Windows_X86_64 LibreOffice_project/27d75539669ac387bb498e35313b970b7fe9c4f9</meta:generator>
    <meta:document-statistic meta:table-count="1" meta:cell-count="221" meta:object-count="0"/>
  </office:meta>
</office:document-meta>
</file>